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30696" officeooo:paragraph-rsid="00030696" style:font-size-asian="12.25pt" style:font-size-complex="14pt"/>
    </style:style>
    <style:style style:name="P2" style:family="paragraph" style:parent-style-name="Standard">
      <style:text-properties fo:font-size="14pt" officeooo:rsid="0003c638" officeooo:paragraph-rsid="0003c638" style:font-size-asian="12.25pt" style:font-size-complex="14pt"/>
    </style:style>
    <style:style style:name="P3" style:family="paragraph" style:parent-style-name="Standard">
      <style:text-properties fo:font-size="14pt" officeooo:rsid="00046d88" officeooo:paragraph-rsid="00046d88" style:font-size-asian="12.25pt" style:font-size-complex="14pt"/>
    </style:style>
    <style:style style:name="P4" style:family="paragraph" style:parent-style-name="Standard">
      <style:text-properties fo:font-size="14pt" officeooo:rsid="00046d88" officeooo:paragraph-rsid="00046d88" style:font-size-asian="12.25pt" style:font-size-complex="14pt"/>
    </style:style>
    <style:style style:name="P5" style:family="paragraph" style:parent-style-name="Standard">
      <style:text-properties fo:font-size="14pt" officeooo:rsid="000649c0" officeooo:paragraph-rsid="000649c0" style:font-size-asian="12.25pt" style:font-size-complex="14pt"/>
    </style:style>
    <style:style style:name="P6" style:family="paragraph" style:parent-style-name="Standard">
      <style:text-properties fo:font-size="14pt" officeooo:rsid="000820e9" officeooo:paragraph-rsid="000820e9" style:font-size-asian="12.25pt" style:font-size-complex="14pt"/>
    </style:style>
    <style:style style:name="P7" style:family="paragraph" style:parent-style-name="Standard">
      <style:text-properties fo:font-size="14pt" officeooo:rsid="000a3f36" officeooo:paragraph-rsid="000a3f36" style:font-size-asian="12.25pt" style:font-size-complex="14pt"/>
    </style:style>
    <style:style style:name="T1" style:family="text">
      <style:text-properties officeooo:rsid="00046d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,2)#include&lt;iostream&gt;</text:p>
      <text:p text:style-name="P1">#include&lt;queue&gt;</text:p>
      <text:p text:style-name="P1">using namespace std;</text:p>
      <text:p text:style-name="P1"/>
      <text:p text:style-name="P1">int main()</text:p>
      <text:p text:style-name="P1">{</text:p>
      <text:p text:style-name="P1"><text:s text:c="4"/>priority_queue&lt;int&gt;q;</text:p>
      <text:p text:style-name="P1"/>
      <text:p text:style-name="P1"><text:s text:c="4"/>q.push(1);</text:p>
      <text:p text:style-name="P1"><text:s text:c="4"/>q.push(2);</text:p>
      <text:p text:style-name="P1"><text:s text:c="4"/>q.push(3);</text:p>
      <text:p text:style-name="P1"><text:s text:c="4"/>q.push(4);</text:p>
      <text:p text:style-name="P1"><text:s text:c="4"/>q.push(5);</text:p>
      <text:p text:style-name="P1"><text:s text:c="4"/>q.push(6);</text:p>
      <text:p text:style-name="P1"/>
      <text:p text:style-name="P1"><text:s text:c="4"/>cout&lt;&lt;"Size of the Queue is "&lt;&lt;q.size()&lt;&lt;endl;</text:p>
      <text:p text:style-name="P1"><text:s text:c="4"/>q.pop();</text:p>
      <text:p text:style-name="P1"><text:s text:c="4"/>cout&lt;&lt;"Size of the Queue is "&lt;&lt;q.size()&lt;&lt;endl;</text:p>
      <text:p text:style-name="P1"/>
      <text:p text:style-name="P1"><text:s text:c="4"/>while(!q.empty())</text:p>
      <text:p text:style-name="P1"><text:s text:c="4"/>{</text:p>
      <text:p text:style-name="P1"><text:s text:c="8"/>cout&lt;&lt;q.top()&lt;&lt;" ";</text:p>
      <text:p text:style-name="P1"><text:s text:c="8"/>q.pop();</text:p>
      <text:p text:style-name="P1"><text:s text:c="4"/>}</text:p>
      <text:p text:style-name="P1"><text:s text:c="4"/>cout&lt;&lt;endl;</text:p>
      <text:p text:style-name="P1"><text:s text:c="4"/>return 0;</text:p>
      <text:p text:style-name="P1">}</text:p>
      <text:p text:style-name="P1"/>
      <text:p text:style-name="P1">3)#include&lt;iostream&gt;</text:p>
      <text:p text:style-name="P1">#include&lt;queue&gt;</text:p>
      <text:p text:style-name="P1">using namespace std;</text:p>
      <text:p text:style-name="P1"/>
      <text:p text:style-name="P1">int main()</text:p>
      <text:p text:style-name="P1">{</text:p>
      <text:p text:style-name="P1"><text:s text:c="4"/>priority_queue&lt;int,vector&lt;int&gt;,greater&lt;int&gt;&gt;q;</text:p>
      <text:p text:style-name="P1"/>
      <text:p text:style-name="P1"><text:s text:c="4"/>q.push(1);</text:p>
      <text:p text:style-name="P1"><text:s text:c="4"/>q.push(2);</text:p>
      <text:p text:style-name="P1"><text:s text:c="4"/>q.push(3);</text:p>
      <text:p text:style-name="P1"><text:s text:c="4"/>q.push(4);</text:p>
      <text:p text:style-name="P1"><text:s text:c="4"/>q.push(5);</text:p>
      <text:p text:style-name="P1"/>
      <text:p text:style-name="P1"><text:s text:c="4"/>cout&lt;&lt;"The Top is "&lt;&lt;q.top()&lt;&lt;endl;</text:p>
      <text:p text:style-name="P1"><text:s text:c="4"/>cout&lt;&lt;"The Queue is : ";</text:p>
      <text:p text:style-name="P1"><text:s text:c="4"/>while(!q.empty())</text:p>
      <text:p text:style-name="P1"><text:soft-page-break/><text:s text:c="4"/>{</text:p>
      <text:p text:style-name="P1"><text:s text:c="8"/>cout&lt;&lt;q.top()&lt;&lt;" ";</text:p>
      <text:p text:style-name="P1"><text:s text:c="8"/>q.pop();</text:p>
      <text:p text:style-name="P1"><text:s text:c="4"/>}</text:p>
      <text:p text:style-name="P1"><text:s text:c="4"/>cout&lt;&lt;endl;</text:p>
      <text:p text:style-name="P1"><text:s text:c="4"/>return 0;</text:p>
      <text:p text:style-name="P1">}</text:p>
      <text:p text:style-name="P1"/>
      <text:p text:style-name="P2">4)#include&lt;iostream&gt;</text:p>
      <text:p text:style-name="P2">#include&lt;queue&gt;</text:p>
      <text:p text:style-name="P2">using namespace std;</text:p>
      <text:p text:style-name="P2"/>
      <text:p text:style-name="P2">int main()</text:p>
      <text:p text:style-name="P2">{</text:p>
      <text:p text:style-name="P2"><text:s text:c="4"/>priority_queue&lt;int&gt;q1,q2;</text:p>
      <text:p text:style-name="P2"/>
      <text:p text:style-name="P2"><text:s text:c="4"/>for(int i=1;i&lt;6;i++)</text:p>
      <text:p text:style-name="P2"><text:s text:c="8"/>q1.push(i);</text:p>
      <text:p text:style-name="P2"><text:s text:c="4"/>for(int i=100;i&gt;90;i--)</text:p>
      <text:p text:style-name="P2"><text:s text:c="8"/>q2.push(i);</text:p>
      <text:p text:style-name="P2"/>
      <text:p text:style-name="P2"><text:s text:c="4"/>q1.swap(q2);</text:p>
      <text:p text:style-name="P2"><text:s text:c="4"/></text:p>
      <text:p text:style-name="P2"><text:s text:c="4"/>cout&lt;&lt;"Queue 1 : ";</text:p>
      <text:p text:style-name="P2"><text:s text:c="4"/>while(!q1.empty())</text:p>
      <text:p text:style-name="P2"><text:s text:c="4"/>{</text:p>
      <text:p text:style-name="P2"><text:s text:c="8"/>cout&lt;&lt;q1.top()&lt;&lt;" ";</text:p>
      <text:p text:style-name="P2"><text:s text:c="8"/>q1.pop();</text:p>
      <text:p text:style-name="P2"><text:s text:c="4"/>}</text:p>
      <text:p text:style-name="P2"><text:s text:c="4"/>cout&lt;&lt;endl;</text:p>
      <text:p text:style-name="P2"><text:s text:c="4"/>cout&lt;&lt;"Queue 2 : ";</text:p>
      <text:p text:style-name="P2"><text:s text:c="4"/>while(!q2.empty())</text:p>
      <text:p text:style-name="P2"><text:s text:c="4"/>{</text:p>
      <text:p text:style-name="P2"><text:s text:c="8"/>cout&lt;&lt;q2.top()&lt;&lt;" ";</text:p>
      <text:p text:style-name="P2"><text:s text:c="8"/>q2.pop();</text:p>
      <text:p text:style-name="P2"><text:s text:c="4"/>}</text:p>
      <text:p text:style-name="P2"><text:s text:c="4"/>cout&lt;&lt;endl;</text:p>
      <text:p text:style-name="P2"><text:s text:c="4"/>return 0;</text:p>
      <text:p text:style-name="P2">}</text:p>
      <text:p text:style-name="P2"/>
      <text:p text:style-name="P2">5)#include&lt;iostream&gt;</text:p>
      <text:p text:style-name="P2">#include&lt;queue&gt;</text:p>
      <text:p text:style-name="P2">using namespace std;</text:p>
      <text:p text:style-name="P2"/>
      <text:p text:style-name="P2">int main()</text:p>
      <text:p text:style-name="P2"><text:soft-page-break/>{</text:p>
      <text:p text:style-name="P2"><text:s text:c="4"/>priority_queue&lt;int&gt;q;</text:p>
      <text:p text:style-name="P2"/>
      <text:p text:style-name="P2"><text:s text:c="4"/>q.push(46);</text:p>
      <text:p text:style-name="P2"><text:s text:c="4"/>q.push(72);</text:p>
      <text:p text:style-name="P2"><text:s text:c="4"/>q.push(63);</text:p>
      <text:p text:style-name="P2"><text:s text:c="4"/>q.push(88);</text:p>
      <text:p text:style-name="P2"><text:s text:c="4"/>q.push(15);</text:p>
      <text:p text:style-name="P2"/>
      <text:p text:style-name="P2"><text:s text:c="4"/>cout&lt;&lt;"<text:span text:style-name="T1">Max Heap </text:span>Queue is : ";</text:p>
      <text:p text:style-name="P2"><text:s text:c="4"/>while(!q.empty())</text:p>
      <text:p text:style-name="P2"><text:s text:c="4"/>{</text:p>
      <text:p text:style-name="P2"><text:s text:c="8"/>cout&lt;&lt;q.top()&lt;&lt;" ";</text:p>
      <text:p text:style-name="P2"><text:s text:c="8"/>q.pop();</text:p>
      <text:p text:style-name="P2"><text:s text:c="4"/>}</text:p>
      <text:p text:style-name="P2"><text:s text:c="4"/>cout&lt;&lt;endl;</text:p>
      <text:p text:style-name="P2"><text:s text:c="4"/>return 0;</text:p>
      <text:p text:style-name="P2">}</text:p>
      <text:p text:style-name="P2"/>
      <text:p text:style-name="P3">6)#include&lt;iostream&gt;</text:p>
      <text:p text:style-name="P3">#include&lt;queue&gt;</text:p>
      <text:p text:style-name="P3">using namespace std;</text:p>
      <text:p text:style-name="P3"/>
      <text:p text:style-name="P3">int main()</text:p>
      <text:p text:style-name="P3">{</text:p>
      <text:p text:style-name="P3"><text:s text:c="4"/>priority_queue&lt;int,vector&lt;int&gt;,greater&lt;int&gt;&gt;q;</text:p>
      <text:p text:style-name="P3"/>
      <text:p text:style-name="P3"><text:s text:c="4"/>q.push(46);</text:p>
      <text:p text:style-name="P3"><text:s text:c="4"/>q.push(72);</text:p>
      <text:p text:style-name="P3"><text:s text:c="4"/>q.push(63);</text:p>
      <text:p text:style-name="P3"><text:s text:c="4"/>q.push(88);</text:p>
      <text:p text:style-name="P3"><text:s text:c="4"/>q.push(15);</text:p>
      <text:p text:style-name="P3"/>
      <text:p text:style-name="P3"><text:s text:c="4"/>cout&lt;&lt;"Min Heap Queue is : ";</text:p>
      <text:p text:style-name="P3"><text:s text:c="4"/>while(!q.empty())</text:p>
      <text:p text:style-name="P3"><text:s text:c="4"/>{</text:p>
      <text:p text:style-name="P3"><text:s text:c="8"/>cout&lt;&lt;q.top()&lt;&lt;" ";</text:p>
      <text:p text:style-name="P3"><text:s text:c="8"/>q.pop();</text:p>
      <text:p text:style-name="P3"><text:s text:c="4"/>}</text:p>
      <text:p text:style-name="P3"><text:s text:c="4"/>cout&lt;&lt;endl;</text:p>
      <text:p text:style-name="P3"><text:s text:c="4"/>return 0;</text:p>
      <text:p text:style-name="P3">}</text:p>
      <text:p text:style-name="P3"/>
      <text:p text:style-name="P3">7)#include&lt;iostream&gt;</text:p>
      <text:p text:style-name="P3">#include&lt;queue&gt;</text:p>
      <text:p text:style-name="P3"><text:soft-page-break/>using namespace std;</text:p>
      <text:p text:style-name="P3"/>
      <text:p text:style-name="P3">int main()</text:p>
      <text:p text:style-name="P3">{</text:p>
      <text:p text:style-name="P3"><text:s text:c="4"/>priority_queue&lt;int,vector&lt;int&gt;,greater&lt;int&gt;&gt;q;</text:p>
      <text:p text:style-name="P3"><text:s text:c="4"/>int a[]={5,6,8},b[]={4,7,8};</text:p>
      <text:p text:style-name="P3"/>
      <text:p text:style-name="P3"><text:s text:c="4"/>int i=0,j=0;</text:p>
      <text:p text:style-name="P3"><text:s text:c="4"/>while(i&lt;3 &amp;&amp; j&lt;3)</text:p>
      <text:p text:style-name="P3"><text:s text:c="4"/>{</text:p>
      <text:p text:style-name="P3"><text:s text:c="8"/>if(a[i]&lt;b[j])</text:p>
      <text:p text:style-name="P3"><text:s text:c="8"/>{</text:p>
      <text:p text:style-name="P3"><text:s text:c="12"/>q.push(a[i]);</text:p>
      <text:p text:style-name="P3"><text:s text:c="12"/>i++;</text:p>
      <text:p text:style-name="P3"><text:s text:c="8"/>}</text:p>
      <text:p text:style-name="P3"><text:s text:c="8"/>else</text:p>
      <text:p text:style-name="P3"><text:s text:c="8"/>{</text:p>
      <text:p text:style-name="P3"><text:s text:c="12"/>q.push(b[j]);</text:p>
      <text:p text:style-name="P3"><text:s text:c="12"/>j++;</text:p>
      <text:p text:style-name="P3"><text:s text:c="8"/>}</text:p>
      <text:p text:style-name="P3"><text:s text:c="4"/>}</text:p>
      <text:p text:style-name="P3"/>
      <text:p text:style-name="P3"><text:s text:c="4"/>if(j&lt;2)</text:p>
      <text:p text:style-name="P3"><text:s text:c="4"/>{</text:p>
      <text:p text:style-name="P3"><text:s text:c="8"/>while(j&lt;3)</text:p>
      <text:p text:style-name="P3"><text:s text:c="8"/>{</text:p>
      <text:p text:style-name="P3"><text:s text:c="12"/>q.push(b[j]);</text:p>
      <text:p text:style-name="P3"><text:s text:c="12"/>j++;</text:p>
      <text:p text:style-name="P3"><text:s text:c="8"/>}</text:p>
      <text:p text:style-name="P3"><text:s text:c="4"/>}</text:p>
      <text:p text:style-name="P3"><text:s text:c="4"/></text:p>
      <text:p text:style-name="P3"><text:s text:c="4"/>cout&lt;&lt;"Queue after Merging is : ";</text:p>
      <text:p text:style-name="P3"><text:s text:c="4"/>while(!q.empty())</text:p>
      <text:p text:style-name="P3"><text:s text:c="4"/>{</text:p>
      <text:p text:style-name="P3"><text:s text:c="8"/>cout&lt;&lt;q.top()&lt;&lt;" ";</text:p>
      <text:p text:style-name="P3"><text:s text:c="8"/>q.pop();</text:p>
      <text:p text:style-name="P3"><text:s text:c="4"/>}</text:p>
      <text:p text:style-name="P3"><text:s text:c="4"/>cout&lt;&lt;endl;</text:p>
      <text:p text:style-name="P3"><text:s text:c="4"/>return 0;</text:p>
      <text:p text:style-name="P3">}</text:p>
      <text:p text:style-name="P3"/>
      <text:p text:style-name="P5">8)#include&lt;iostream&gt;</text:p>
      <text:p text:style-name="P5">#include&lt;queue&gt;</text:p>
      <text:p text:style-name="P5">using namespace std;</text:p>
      <text:p text:style-name="P5"/>
      <text:p text:style-name="P5"><text:soft-page-break/>int main()</text:p>
      <text:p text:style-name="P5">{</text:p>
      <text:p text:style-name="P5"><text:s text:c="4"/>priority_queue&lt;int&gt;q;</text:p>
      <text:p text:style-name="P5"><text:s text:c="4"/>int a[]={3,5,2,7};</text:p>
      <text:p text:style-name="P5"><text:s text:c="4"/>int i=0,j;</text:p>
      <text:p text:style-name="P5"><text:s text:c="4"/></text:p>
      <text:p text:style-name="P5"><text:s text:c="4"/>while(1)</text:p>
      <text:p text:style-name="P5"><text:s text:c="4"/>{</text:p>
      <text:p text:style-name="P5"><text:s text:c="8"/>j=0;</text:p>
      <text:p text:style-name="P5"><text:s text:c="8"/>do</text:p>
      <text:p text:style-name="P5"><text:s text:c="8"/>{</text:p>
      <text:p text:style-name="P5"><text:s text:c="12"/>if(a[i]!=0)</text:p>
      <text:p text:style-name="P5"><text:s text:c="12"/>{</text:p>
      <text:p text:style-name="P5"><text:s text:c="16"/>q.push(a[i]);</text:p>
      <text:p text:style-name="P5"><text:s text:c="16"/>j++;</text:p>
      <text:p text:style-name="P5"><text:s text:c="12"/>}</text:p>
      <text:p text:style-name="P5"><text:s text:c="12"/>i++;</text:p>
      <text:p text:style-name="P5"><text:s text:c="8"/>}</text:p>
      <text:p text:style-name="P5"><text:s text:c="8"/>while(i&lt;4);</text:p>
      <text:p text:style-name="P5"/>
      <text:p text:style-name="P5"><text:s text:c="8"/>if(j==1)</text:p>
      <text:p text:style-name="P5"><text:s text:c="8"/>{</text:p>
      <text:p text:style-name="P5"><text:s text:c="12"/>cout&lt;&lt;a[i]&lt;&lt;endl;</text:p>
      <text:p text:style-name="P5"><text:s text:c="12"/>return 0;</text:p>
      <text:p text:style-name="P5"><text:s text:c="8"/>}</text:p>
      <text:p text:style-name="P5"><text:s text:c="8"/>else</text:p>
      <text:p text:style-name="P5"><text:s text:c="8"/>{</text:p>
      <text:p text:style-name="P5"><text:s text:c="12"/>cout&lt;&lt;"-1"&lt;&lt;endl;</text:p>
      <text:p text:style-name="P5"><text:s text:c="12"/>return 0;</text:p>
      <text:p text:style-name="P5"><text:s text:c="8"/>}</text:p>
      <text:p text:style-name="P5"><text:s text:c="8"/>int n1=q.top();</text:p>
      <text:p text:style-name="P5"><text:s text:c="8"/>q.pop();</text:p>
      <text:p text:style-name="P5"><text:s text:c="8"/>int n2=q.top();</text:p>
      <text:p text:style-name="P5"><text:s text:c="8"/>q.pop();</text:p>
      <text:p text:style-name="P5"><text:s text:c="8"/>i=0;</text:p>
      <text:p text:style-name="P5"><text:s text:c="8"/>while(!q.empty())</text:p>
      <text:p text:style-name="P5"><text:s text:c="8"/>{</text:p>
      <text:p text:style-name="P5"><text:s text:c="12"/>int n=q.top();</text:p>
      <text:p text:style-name="P5"><text:s text:c="12"/>a[i]=n;</text:p>
      <text:p text:style-name="P5"><text:s text:c="12"/>i++;</text:p>
      <text:p text:style-name="P5"><text:s text:c="12"/>q.pop();</text:p>
      <text:p text:style-name="P5"><text:s text:c="8"/>}</text:p>
      <text:p text:style-name="P5"><text:s text:c="8"/>a[++i]=n1-n2;</text:p>
      <text:p text:style-name="P5"><text:s text:c="8"/></text:p>
      <text:p text:style-name="P5"><text:s text:c="8"/>if(i&lt;3)</text:p>
      <text:p text:style-name="P5"><text:soft-page-break/><text:s text:c="8"/>{</text:p>
      <text:p text:style-name="P5"><text:s text:c="12"/>while(i&lt;4)</text:p>
      <text:p text:style-name="P5"><text:s text:c="12"/>{</text:p>
      <text:p text:style-name="P5"><text:s text:c="16"/>a[i]=0;</text:p>
      <text:p text:style-name="P5"><text:s text:c="16"/>i++;</text:p>
      <text:p text:style-name="P5"><text:s text:c="12"/>}</text:p>
      <text:p text:style-name="P5"><text:s text:c="8"/>}</text:p>
      <text:p text:style-name="P5"><text:s text:c="4"/>}</text:p>
      <text:p text:style-name="P5"><text:s text:c="4"/>cout&lt;&lt;endl;</text:p>
      <text:p text:style-name="P5"><text:s text:c="4"/>return 0;</text:p>
      <text:p text:style-name="P5">}</text:p>
      <text:p text:style-name="P5"/>
      <text:p text:style-name="P6">9)#include&lt;iostream&gt;</text:p>
      <text:p text:style-name="P6">#include&lt;queue&gt;</text:p>
      <text:p text:style-name="P6">using namespace std;</text:p>
      <text:p text:style-name="P6"/>
      <text:p text:style-name="P6">int main()</text:p>
      <text:p text:style-name="P6">{</text:p>
      <text:p text:style-name="P6"><text:s text:c="4"/>int x[]={9,6,14,1,8},y[]={2,10,3,12,11},z[]={15,13,5,7,4};</text:p>
      <text:p text:style-name="P6"><text:s text:c="4"/>priority_queue&lt;int,vector&lt;int&gt;,greater&lt;int&gt;&gt;q1,q2,q3;</text:p>
      <text:p text:style-name="P6"><text:s text:c="4"/>int count=0;</text:p>
      <text:p text:style-name="P6"/>
      <text:p text:style-name="P6"><text:s text:c="4"/>for(int i=0;i&lt;5;i++)</text:p>
      <text:p text:style-name="P6"><text:s text:c="4"/>{</text:p>
      <text:p text:style-name="P6"><text:s text:c="8"/>q1.push(x[i]);</text:p>
      <text:p text:style-name="P6"><text:s text:c="8"/>q2.push(y[i]);</text:p>
      <text:p text:style-name="P6"><text:s text:c="8"/>q3.push(z[i]);</text:p>
      <text:p text:style-name="P6"><text:s text:c="4"/>}</text:p>
      <text:p text:style-name="P6"/>
      <text:p text:style-name="P6"><text:s text:c="4"/>while(!q1.empty())</text:p>
      <text:p text:style-name="P6"><text:s text:c="4"/>{</text:p>
      <text:p text:style-name="P6"><text:s text:c="8"/>int a=q1.top();</text:p>
      <text:p text:style-name="P6"><text:s text:c="8"/>int b=q2.top();</text:p>
      <text:p text:style-name="P6"><text:s text:c="8"/>int c=q3.top();</text:p>
      <text:p text:style-name="P6"><text:s text:c="8"/>if(a&lt;b)</text:p>
      <text:p text:style-name="P6"><text:s text:c="8"/>{</text:p>
      <text:p text:style-name="P6"><text:s text:c="12"/>if(b&lt;c)</text:p>
      <text:p text:style-name="P6"><text:s text:c="12"/>{</text:p>
      <text:p text:style-name="P6"><text:s text:c="16"/>cout&lt;&lt;"{"&lt;&lt;q1.top()&lt;&lt;","&lt;&lt;q2.top()&lt;&lt;","&lt;&lt;q3.top()&lt;&lt;"}"&lt;&lt;endl;</text:p>
      <text:p text:style-name="P6"><text:s text:c="16"/>count++;</text:p>
      <text:p text:style-name="P6"><text:s text:c="16"/>q1.pop();</text:p>
      <text:p text:style-name="P6"><text:s text:c="16"/>q2.pop();</text:p>
      <text:p text:style-name="P6"><text:s text:c="16"/>q3.pop();</text:p>
      <text:p text:style-name="P6"><text:s text:c="12"/>}</text:p>
      <text:p text:style-name="P6"><text:s text:c="12"/>else</text:p>
      <text:p text:style-name="P6"><text:soft-page-break/><text:s text:c="12"/>{</text:p>
      <text:p text:style-name="P6"><text:s text:c="16"/>q1.pop();</text:p>
      <text:p text:style-name="P6"><text:s text:c="16"/>q2.pop();</text:p>
      <text:p text:style-name="P6"><text:s text:c="16"/>q3.pop();</text:p>
      <text:p text:style-name="P6"><text:s text:c="12"/>}</text:p>
      <text:p text:style-name="P6"><text:s text:c="8"/>}</text:p>
      <text:p text:style-name="P6"><text:s text:c="8"/>else</text:p>
      <text:p text:style-name="P6"><text:s text:c="8"/>{</text:p>
      <text:p text:style-name="P6"><text:s text:c="12"/>q1.pop();</text:p>
      <text:p text:style-name="P6"><text:s text:c="12"/>q2.pop();</text:p>
      <text:p text:style-name="P6"><text:s text:c="12"/>q3.pop();</text:p>
      <text:p text:style-name="P6"><text:s text:c="8"/>}</text:p>
      <text:p text:style-name="P6"><text:s text:c="4"/>}</text:p>
      <text:p text:style-name="P6"/>
      <text:p text:style-name="P6"><text:s text:c="4"/>cout&lt;&lt;"Total Triplets are "&lt;&lt;count;</text:p>
      <text:p text:style-name="P6"><text:s text:c="4"/>cout&lt;&lt;endl;</text:p>
      <text:p text:style-name="P6"><text:s text:c="4"/>return 0;</text:p>
      <text:p text:style-name="P6">}</text:p>
      <text:p text:style-name="P6"/>
      <text:p text:style-name="P7">10)#include&lt;iostream&gt;</text:p>
      <text:p text:style-name="P7">#include&lt;queue&gt;</text:p>
      <text:p text:style-name="P7">using namespace std;</text:p>
      <text:p text:style-name="P7"/>
      <text:p text:style-name="P7">int main()</text:p>
      <text:p text:style-name="P7">{</text:p>
      <text:p text:style-name="P7"><text:s text:c="4"/>int arr[]={2,3,1,5,6,3,7,9,14,10,2,5},k;</text:p>
      <text:p text:style-name="P7"><text:s text:c="4"/>priority_queue&lt;int&gt;tq;</text:p>
      <text:p text:style-name="P7"><text:s text:c="4"/>priority_queue&lt;int,vector&lt;int&gt;,greater&lt;int&gt;&gt;q;</text:p>
      <text:p text:style-name="P7"><text:s text:c="4"/>cout&lt;&lt;"Enter number : ";</text:p>
      <text:p text:style-name="P7"><text:s text:c="4"/>cin&gt;&gt;k;</text:p>
      <text:p text:style-name="P7"/>
      <text:p text:style-name="P7"><text:s text:c="4"/>for(int i=0;i&lt;12;i++)</text:p>
      <text:p text:style-name="P7"><text:s text:c="4"/>{</text:p>
      <text:p text:style-name="P7"><text:s text:c="8"/>tq.push(arr[i]);</text:p>
      <text:p text:style-name="P7"><text:s text:c="4"/>}</text:p>
      <text:p text:style-name="P7"/>
      <text:p text:style-name="P7"><text:s text:c="4"/>int sum=0,count=0,flag=1;</text:p>
      <text:p text:style-name="P7"><text:s text:c="4"/>for(int i=0;i&lt;12;i++)</text:p>
      <text:p text:style-name="P7"><text:s text:c="4"/>{</text:p>
      <text:p text:style-name="P7"><text:s text:c="8"/>sum=sum+tq.top();</text:p>
      <text:p text:style-name="P7"><text:s text:c="8"/>q.push(tq.top());</text:p>
      <text:p text:style-name="P7"><text:s text:c="8"/>tq.pop();</text:p>
      <text:p text:style-name="P7"><text:s text:c="8"/>count++;</text:p>
      <text:p text:style-name="P7"><text:s text:c="8"/>if(sum&gt;k)</text:p>
      <text:p text:style-name="P7"><text:s text:c="8"/>{</text:p>
      <text:p text:style-name="P7"><text:soft-page-break/><text:s text:c="12"/>cout&lt;&lt;"Smallest subsequence is of "&lt;&lt;count&lt;&lt;" elements"&lt;&lt;endl;</text:p>
      <text:p text:style-name="P7"><text:s text:c="12"/>cout&lt;&lt;"{";</text:p>
      <text:p text:style-name="P7"><text:s text:c="12"/>while(!q.empty())</text:p>
      <text:p text:style-name="P7"><text:s text:c="12"/>{</text:p>
      <text:p text:style-name="P7"><text:s text:c="16"/>cout&lt;&lt;q.top()&lt;&lt;" ";</text:p>
      <text:p text:style-name="P7"><text:s text:c="16"/>q.pop();</text:p>
      <text:p text:style-name="P7"><text:s text:c="12"/>}</text:p>
      <text:p text:style-name="P7"><text:s text:c="12"/>cout&lt;&lt;"}";</text:p>
      <text:p text:style-name="P7"><text:s text:c="12"/>flag=0;</text:p>
      <text:p text:style-name="P7"><text:s text:c="12"/>break;</text:p>
      <text:p text:style-name="P7"><text:s text:c="8"/>}</text:p>
      <text:p text:style-name="P7"><text:s text:c="4"/>}</text:p>
      <text:p text:style-name="P7"><text:s text:c="4"/>if(flag)</text:p>
      <text:p text:style-name="P7"><text:s text:c="8"/>cout&lt;&lt;"Subsequence with sum greater than equal to the given sum is not possible.";</text:p>
      <text:p text:style-name="P7"><text:s text:c="4"/>cout&lt;&lt;endl;</text:p>
      <text:p text:style-name="P7"><text:s text:c="4"/>return 0;</text:p>
      <text:p text:style-name="P7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07:15:11.733700784</meta:creation-date>
    <dc:date>2023-09-28T19:05:46.742890226</dc:date>
    <meta:editing-duration>PT1H3M2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8" meta:paragraph-count="296" meta:word-count="421" meta:character-count="5101" meta:non-whitespace-character-count="3253"/>
  </office:meta>
</office:document-meta>
</file>